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Arial" style:font-family-asian="Arial" style:font-family-complex="Arial" fo:background-color="transparent" fo:color="#808080"/>
    </style:style>
    <style:style style:name="T5" style:family="text">
      <style:text-properties fo:font-size="11.00pt" fo:font-weight="normal" fo:font-family="Arial" style:font-family-asian="Arial" style:font-family-complex="Arial" fo:background-color="transparent" fo:color="#80808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ffffff"/>
    </style:style>
    <style:style style:name="T58" style:family="text">
      <style:text-properties fo:font-size="10.00pt" fo:font-weight="bold" fo:font-family="Arial" style:font-family-asian="Arial" style:font-family-complex="Arial" fo:background-color="transparent" fo:color="#ffffff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>
        <style:tab-stops>
          <style:tab-stop style:position="15.40pt" style:type="center"/>
          <style:tab-stop style:position="3289.65pt" style:leader-style="solid"/>
          <style:tab-stop style:position="444059.25pt" style:type="right"/>
          <style:tab-stop style:position="89.60pt"/>
        </style:tab-stops>
      </style:paragraph-properties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>
        <style:tab-stops>
          <style:tab-stop style:position="15.40pt" style:type="center"/>
          <style:tab-stop style:position="3289.65pt" style:leader-style="solid"/>
          <style:tab-stop style:position="444059.25pt" style:type="right"/>
          <style:tab-stop style:position="89.60pt"/>
        </style:tab-stops>
      </style:paragraph-properties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8" style:family="paragraph">
      <style:paragraph-properties fo:line-height="100.00%" fo:text-align="center" fo:margin-left="0.00pt" fo:text-indent="0.85pt" fo:margin-top="2.15pt" fo:margin-bottom="2.90pt"/>
    </style:style>
    <style:style style:name="P9" style:family="paragraph">
      <style:paragraph-properties fo:line-height="100.00%" fo:text-align="center" fo:margin-bottom="6.00pt">
        <style:tab-stops>
          <style:tab-stop style:position="313.35pt"/>
        </style:tab-stops>
      </style:paragraph-properties>
    </style:style>
    <style:style style:name="P10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11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12" style:family="paragraph">
      <style:paragraph-properties fo:line-height="100.00%" fo:text-align="left" fo:margin-bottom="6.00pt"/>
    </style:style>
    <style:style style:name="P13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14" style:family="paragraph">
      <style:paragraph-properties fo:line-height="100.00%" fo:text-align="justify" fo:margin-left="-0.05pt" fo:text-indent="0.00pt">
        <style:tab-stops>
          <style:tab-stop style:position="29.85pt" style:type="center"/>
          <style:tab-stop style:position="3289.70pt" style:type="center"/>
        </style:tab-stops>
      </style:paragraph-properties>
    </style:style>
    <style:style style:name="P15" style:family="paragraph">
      <style:paragraph-properties fo:line-height="100.00%" fo:text-align="justify" fo:margin-bottom="6.00pt"/>
    </style:style>
    <style:style style:name="P16" style:family="paragraph">
      <style:paragraph-properties fo:line-height="100.00%" fo:text-align="justify" fo:margin-left="-0.05pt" fo:text-indent="0.00pt">
        <style:tab-stops>
          <style:tab-stop style:position="29.85pt" style:type="center"/>
          <style:tab-stop style:position="3289.70pt" style:type="center"/>
        </style:tab-stops>
      </style:paragraph-properties>
    </style:style>
    <style:style style:name="P17" style:family="paragraph">
      <style:paragraph-properties fo:line-height="100.00%" fo:text-align="justify" fo:margin-left="-0.05pt" fo:text-indent="0.00pt">
        <style:tab-stops>
          <style:tab-stop style:position="182.30pt" style:type="center"/>
          <style:tab-stop style:position="3289.70pt" style:type="center"/>
          <style:tab-stop style:position="421121.70pt" style:type="righ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 fo:margin-left="-0.05pt" fo:text-indent="0.00pt">
        <style:tab-stops>
          <style:tab-stop style:position="182.30pt" style:type="center"/>
          <style:tab-stop style:position="3289.70pt" style:type="center"/>
          <style:tab-stop style:position="421121.70pt" style:type="right"/>
        </style:tab-stops>
      </style:paragraph-properties>
    </style:style>
    <style:style style:name="P20" style:family="paragraph">
      <style:paragraph-properties fo:line-height="100.00%" fo:text-align="justify" fo:margin-left="-0.05pt" fo:text-indent="0.00pt">
        <style:tab-stops>
          <style:tab-stop style:position="16.60pt" style:type="center"/>
          <style:tab-stop style:position="3289.70pt" style:type="center"/>
          <style:tab-stop style:position="421121.70pt" style:type="right"/>
          <style:tab-stop style:position="0.05pt"/>
        </style:tab-stops>
      </style:paragraph-properties>
    </style:style>
    <style:style style:name="P21" style:family="paragraph">
      <style:paragraph-properties fo:line-height="100.00%" fo:text-align="left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24" style:family="paragraph">
      <style:paragraph-properties fo:line-height="100.00%" fo:text-align="justify" fo:margin-left="-0.05pt" fo:text-indent="0.00pt">
        <style:tab-stops>
          <style:tab-stop style:position="16.60pt" style:type="center"/>
          <style:tab-stop style:position="3289.70pt" style:type="center"/>
          <style:tab-stop style:position="421121.70pt" style:type="right"/>
          <style:tab-stop style:position="0.05pt"/>
        </style:tab-stops>
      </style:paragraph-properties>
    </style:style>
    <style:style style:name="P25" style:family="paragraph">
      <style:paragraph-properties fo:line-height="100.00%" fo:text-align="justify" fo:margin-left="-0.05pt" fo:text-indent="0.00pt">
        <style:tab-stops>
          <style:tab-stop style:position="16.60pt" style:type="center"/>
          <style:tab-stop style:position="3289.70pt" style:type="center"/>
          <style:tab-stop style:position="421121.70pt" style:type="right"/>
          <style:tab-stop style:position="0.05pt"/>
        </style:tab-stops>
      </style:paragraph-properties>
    </style:style>
    <style:style style:name="P26" style:family="paragraph">
      <style:paragraph-properties fo:line-height="100.00%" fo:text-align="left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27" style:family="paragraph">
      <style:paragraph-properties fo:line-height="100.00%" fo:text-align="justify" fo:margin-left="-0.05pt" fo:text-indent="0.00pt">
        <style:tab-stops>
          <style:tab-stop style:position="16.60pt" style:type="center"/>
          <style:tab-stop style:position="3289.70pt" style:type="center"/>
          <style:tab-stop style:position="421121.70pt" style:type="right"/>
          <style:tab-stop style:position="0.05pt"/>
        </style:tab-stops>
      </style:paragraph-properties>
    </style:style>
    <style:style style:name="P28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31" style:family="paragraph">
      <style:paragraph-properties fo:line-height="100.00%" fo:text-align="justify" fo:margin-left="-0.05pt" fo:text-indent="0.00pt">
        <style:tab-stops>
          <style:tab-stop style:position="560.50pt" style:type="center"/>
        </style:tab-stops>
      </style:paragraph-properties>
    </style:style>
    <style:style style:name="P32" style:family="paragraph">
      <style:paragraph-properties fo:line-height="100.00%" fo:text-align="justify" fo:margin-left="-0.05pt" fo:text-indent="0.00pt">
        <style:tab-stops>
          <style:tab-stop style:position="560.50pt"/>
        </style:tab-stops>
      </style:paragraph-properties>
    </style:style>
    <style:style style:name="P33" style:family="paragraph">
      <style:paragraph-properties fo:line-height="100.00%" fo:text-align="justify" fo:margin-left="2.70pt" fo:text-indent="-2.75pt">
        <style:tab-stops>
          <style:tab-stop style:position="495.9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4.75pt" fo:text-indent="0.00pt" fo:margin-right="-0.25pt">
        <style:tab-stops>
          <style:tab-stop style:position="216.15pt" style:type="center"/>
          <style:tab-stop style:position="457.10pt" style:type="right"/>
        </style:tab-stops>
      </style:paragraph-properties>
    </style:style>
    <style:style style:name="P36" style:family="paragraph">
      <style:paragraph-properties fo:line-height="100.00%" fo:text-align="justify" fo:margin-left="2.70pt" fo:text-indent="-2.75pt">
        <style:tab-stops>
          <style:tab-stop style:position="495.9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4.75pt" fo:text-indent="0.00pt" fo:margin-right="-0.25pt"/>
    </style:style>
    <style:style style:name="P39" style:family="paragraph">
      <style:paragraph-properties fo:line-height="100.00%" fo:text-align="left" fo:margin-left="25.60pt" fo:text-indent="0.00pt" fo:margin-right="-0.25pt"/>
    </style:style>
    <style:style style:name="P40" style:family="paragraph">
      <style:paragraph-properties fo:line-height="100.00%" fo:text-align="left" fo:margin-right="-0.25pt"/>
    </style:style>
    <style:style style:name="P41" style:family="paragraph">
      <style:paragraph-properties fo:line-height="100.00%" fo:text-align="justify" fo:margin-left="2.70pt" fo:text-indent="-2.75pt">
        <style:tab-stops>
          <style:tab-stop style:position="495.95pt"/>
        </style:tab-stops>
      </style:paragraph-properties>
    </style:style>
    <style:style style:name="P42" style:family="paragraph">
      <style:paragraph-properties fo:line-height="100.00%" fo:text-align="left" fo:margin-left="-0.05pt" fo:text-indent="0.00pt"/>
    </style:style>
    <style:style style:name="P43" style:family="paragraph">
      <style:paragraph-properties fo:line-height="100.00%" fo:text-align="justify" fo:margin-left="-0.05pt" fo:text-indent="0.00pt">
        <style:tab-stops>
          <style:tab-stop style:position="560.5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30.00pt" fo:text-indent="0.00pt"/>
    </style:style>
    <style:style style:name="P46" style:family="paragraph">
      <style:paragraph-properties fo:line-height="100.00%" fo:text-align="justify" fo:margin-left="-0.05pt" fo:text-indent="0.00pt">
        <style:tab-stops>
          <style:tab-stop style:position="560.50pt"/>
        </style:tab-stops>
      </style:paragraph-properties>
    </style:style>
    <style:style style:name="P47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51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54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  <style:tab-stop style:position="421121.70pt" style:type="righ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  <style:tab-stop style:position="421121.70pt" style:type="right"/>
        </style:tab-stops>
      </style:paragraph-properties>
    </style:style>
    <style:style style:name="P59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justify" fo:margin-left="-0.05pt" fo:text-indent="0.00pt">
        <style:tab-stops>
          <style:tab-stop style:position="359.05pt"/>
          <style:tab-stop style:position="3289.70pt" style:type="center"/>
        </style:tab-stops>
      </style:paragraph-properties>
    </style:style>
    <style:style style:name="P62" style:family="paragraph">
      <style:paragraph-properties fo:line-height="100.00%" fo:text-align="left"/>
    </style:style>
    <style:style style:name="TableColumn0100" style:family="table-column">
      <style:table-column-properties style:column-width="0.213889in"/>
    </style:style>
    <style:style style:name="TableColumn0101" style:family="table-column">
      <style:table-column-properties style:column-width="1.256250in"/>
    </style:style>
    <style:style style:name="TableColumn0102" style:family="table-column">
      <style:table-column-properties style:column-width="4.930556in"/>
    </style:style>
    <style:style style:name="TableColumn0103" style:family="table-column">
      <style:table-column-properties style:column-width="0.509028in"/>
    </style:style>
    <style:style style:name="Table01" style:family="table">
      <style:table-properties style:width="6.909722in" fo:margin-left="0.000000in" style:writing-mode="lr" table:align="left" style:may-break-between-rows="true"/>
    </style:style>
    <style:style style:name="TableRow0100" style:family="table-row">
      <style:table-row-properties style:min-row-height="0.635417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41667in solid #808080" fo:vertical-align="center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41667in solid #808080" fo:vertical-align="center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41667in solid #808080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41667in solid #808080" fo:vertical-align="top" fo:background-color="#ffffff"/>
    </style:style>
    <style:style style:name="TableColumn0200" style:family="table-column">
      <style:table-column-properties style:column-width="0.229861in"/>
    </style:style>
    <style:style style:name="TableColumn0201" style:family="table-column">
      <style:table-column-properties style:column-width="0.184028in"/>
    </style:style>
    <style:style style:name="TableColumn0202" style:family="table-column">
      <style:table-column-properties style:column-width="2.117361in"/>
    </style:style>
    <style:style style:name="TableColumn0203" style:family="table-column">
      <style:table-column-properties style:column-width="0.988889in"/>
    </style:style>
    <style:style style:name="TableColumn0204" style:family="table-column">
      <style:table-column-properties style:column-width="1.465972in"/>
    </style:style>
    <style:style style:name="TableColumn0205" style:family="table-column">
      <style:table-column-properties style:column-width="0.719444in"/>
    </style:style>
    <style:style style:name="TableColumn0206" style:family="table-column">
      <style:table-column-properties style:column-width="2.078472in"/>
    </style:style>
    <style:style style:name="Table02" style:family="table">
      <style:table-properties style:width="7.784028in" fo:margin-left="0.000000in" style:writing-mode="lr" table:align="left" style:may-break-between-rows="true"/>
    </style:style>
    <style:style style:name="TableRow0200" style:family="table-row">
      <style:table-row-properties style:min-row-height="0.196528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1" style:family="table-row">
      <style:table-row-properties style:min-row-height="0.089583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2" style:family="table-row">
      <style:table-row-properties style:min-row-height="0.406944in"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2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2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3" style:family="table-row">
      <style:table-row-properties style:min-row-height="0.179167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3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3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4" style:family="table-row">
      <style:table-row-properties style:min-row-height="0.179167in"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4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404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4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5" style:family="table-row">
      <style:table-row-properties style:min-row-height="0.101389in"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5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504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5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6" style:family="table-row">
      <style:table-row-properties style:min-row-height="0.044444in"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6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7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7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8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8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9" style:family="table-row">
      <style:table-row-properties style:min-row-height="0.279167in"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9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9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9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9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905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ell0209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0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0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0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11" style:family="table-row">
      <style:table-row-properties style:min-row-height="0.325694in"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1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1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1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106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2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2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2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12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1206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0300" style:family="table-column">
      <style:table-column-properties style:column-width="6.925694in"/>
    </style:style>
    <style:style style:name="Table03" style:family="table">
      <style:table-properties style:width="6.92569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1"/></text:p>
          </table:table-cell>
          <table:table-cell table:style-name="TableCell010001">
            <text:p text:style-name="P4"><text:span text:style-name="T2">{logo}</text:span><text:span text:style-name="T3"/></text:p>
          </table:table-cell>
          <table:table-cell table:style-name="TableCell010002">
            <text:p text:style-name="P4"><text:span text:style-name="T4">{badan}</text:span></text:p>
            <text:p text:style-name="P4"><text:span text:style-name="T4">{kota4}</text:span></text:p>
            <text:p text:style-name="P4"><text:span text:style-name="T5">{alamat} </text:span></text:p>
            <text:p text:style-name="P4"><text:span text:style-name="T5">Telp. {tlp} Fax {fax}<text:s/></text:span><text:span text:style-name="T6"/></text:p>
          </table:table-cell>
          <table:table-cell table:style-name="TableCell010003">
            <text:p text:style-name="P4"><text:span text:style-name="T6"/></text:p>
          </table:table-cell>
        </table:table-row>
      </table:table>
      <text:p text:style-name="P6"><text:span text:style-name="T6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 table:number-columns-spanned="7">
            <text:p text:style-name="P8"><text:span text:style-name="T7">{title}</text:span></text:p>
            <text:p text:style-name="P9"><text:span text:style-name="T8">{IZIN}</text:span></text:p>
            <text:p text:style-name="P9"><text:span text:style-name="T9">Nomor : {no_skrd}</text:span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1">
          <table:table-cell table:style-name="TableCell020100" table:number-columns-spanned="7">
            <text:p text:style-name="P12"><text:span text:style-name="T11">Berdasarkan :</text:span><text:span text:style-name="T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15"><text:span text:style-name="T13">[!-- BEGIN row.articles2 --]{titreArticle2}</text:span><text:span text:style-name="T14"/></text:p>
          </table:table-cell>
          <table:covered-table-cell/>
          <table:table-cell table:style-name="TableCell020202" table:number-columns-spanned="5">
            <text:p text:style-name="P15"><text:span text:style-name="T15">{texteArticle2}[!-- END row.articles2 --]</text:span><text:span text:style-name="T16"/></text:p>
          </table:table-cell>
          <table:covered-table-cell/>
          <table:covered-table-cell/>
          <table:covered-table-cell/>
          <table:covered-table-cell/>
        </table:table-row>
        <table:table-row table:style-name="TableRow0203">
          <table:table-cell table:style-name="TableCell020300" table:number-columns-spanned="3">
            <text:p text:style-name="P18"><text:span text:style-name="T17">Permohonan izin :</text:span><text:span text:style-name="T18"/></text:p>
          </table:table-cell>
          <table:covered-table-cell/>
          <table:covered-table-cell/>
          <table:table-cell table:style-name="TableCell020303">
            <text:p text:style-name="P18"><text:span text:style-name="T18"/></text:p>
          </table:table-cell>
          <table:table-cell table:style-name="TableCell020304" table:number-columns-spanned="3">
            <text:p text:style-name="P18"><text:span text:style-name="T18"/></text:p>
          </table:table-cell>
          <table:covered-table-cell/>
          <table:covered-table-cell/>
        </table:table-row>
        <table:table-row table:style-name="TableRow0204">
          <table:table-cell table:style-name="TableCell020400">
            <text:p text:style-name="P21"><text:span text:style-name="T18"/></text:p>
          </table:table-cell>
          <table:table-cell table:style-name="TableCell020401" table:number-columns-spanned="2">
            <text:p text:style-name="P21"><text:span text:style-name="T19">[!-- BEGIN row.articles --]{titreArticle}</text:span><text:span text:style-name="T20"/></text:p>
          </table:table-cell>
          <table:covered-table-cell/>
          <table:table-cell table:style-name="TableCell020403">
            <text:p text:style-name="P22"><text:span text:style-name="T21">:</text:span><text:span text:style-name="T22"/></text:p>
          </table:table-cell>
          <table:table-cell table:style-name="TableCell020404" table:number-columns-spanned="3">
            <text:p text:style-name="P23"><text:span text:style-name="T23">{texteArticle}[!-- END row.articles --]</text:span><text:span text:style-name="T24"/></text:p>
          </table:table-cell>
          <table:covered-table-cell/>
          <table:covered-table-cell/>
        </table:table-row>
        <table:table-row table:style-name="TableRow0205">
          <table:table-cell table:style-name="TableCell020500">
            <text:p text:style-name="P26"><text:span text:style-name="T24"/></text:p>
          </table:table-cell>
          <table:table-cell table:style-name="TableCell020501" table:number-columns-spanned="2">
            <text:p text:style-name="P26"><text:span text:style-name="T25">[!-- BEGIN row.articles3 --]{titreArticle3}</text:span><text:span text:style-name="T26"/></text:p>
          </table:table-cell>
          <table:covered-table-cell/>
          <table:table-cell table:style-name="TableCell020503">
            <text:p text:style-name="P26"><text:span text:style-name="T27">{texteArticle4}</text:span><text:span text:style-name="T28"/></text:p>
          </table:table-cell>
          <table:table-cell table:style-name="TableCell020504" table:number-columns-spanned="3">
            <text:p text:style-name="P26"><text:span text:style-name="T29">{texteArticle3}[!-- END row.articles3 --]</text:span><text:span text:style-name="T30"/></text:p>
          </table:table-cell>
          <table:covered-table-cell/>
          <table:covered-table-cell/>
        </table:table-row>
        <table:table-row table:style-name="TableRow0206">
          <table:table-cell table:style-name="TableCell020600" table:number-columns-spanned="7">
            <text:p text:style-name="P29"><text:span text:style-name="T30"/></text:p>
            <text:p text:style-name="P30"><text:span text:style-name="T31">Perhitungan Retribusi :</text:span><text:span text:style-name="T3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7">
          <table:table-cell table:style-name="TableCell020700" table:number-columns-spanned="7">
            <table:table table:style-name="Table03">
              <table:table-column table:style-name="TableColumn0300"/>
              <table:table-row table:style-name="TableRow0300">
                <table:table-cell table:style-name="TableCell030000">
                  <text:p text:style-name="P34"><text:span text:style-name="T33">Besarnya retribusi {IZIN}</text:span></text:p>
                  <text:p text:style-name="P34"><text:span text:style-name="T33"><text:s text:c="8"/>{rumus}<text:s text:c="2"/>{hitungmanual}</text:span></text:p>
                  <text:p text:style-name="P35"><text:span text:style-name="T34"/></text:p>
                  <text:p text:style-name="P35"><text:span text:style-name="T35">TOTAL=</text:span><text:span text:style-name="T36">{jumlahretribusi1}</text:span><text:span text:style-name="T37"/></text:p>
                </table:table-cell>
              </table:table-row>
              <table:table-row table:style-name="TableRow0301">
                <table:table-cell table:style-name="TableCell030100">
                  <text:p text:style-name="P37"><text:span text:style-name="T38">Pengurangan/keringanan/pembebasan retribusi</text:span></text:p>
                  <text:p text:style-name="P38"><text:span text:style-name="T38">Berdasarkan surat<text:s text:c="2"/>: {berdasarkan}</text:span></text:p>
                  <text:p text:style-name="P39"><text:span text:style-name="T38">Nomor<text:s text:c="19"/>: {i_surat}</text:span></text:p>
                  <text:p text:style-name="P40"><text:span text:style-name="T38">Besarnya Keringanan<text:s text:c="10"/>: {diskon} % x {hitungmanual} {jumlahretribusi}</text:span><text:span text:style-name="T39"/></text:p>
                </table:table-cell>
              </table:table-row>
            </table:table>
            <text:p text:style-name="P42"><text:span text:style-name="T3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8">
          <table:table-cell table:style-name="TableCell020800" table:number-columns-spanned="7">
            <text:p text:style-name="P44"><text:span text:style-name="T40">Besarnya retribusi yang harus dibayar :</text:span></text:p>
            <text:p text:style-name="P45"><text:span text:style-name="T40">=<text:s/></text:span><text:span text:style-name="T41">{totalretribusi}(</text:span><text:span text:style-name="T42">{bilangan})</text:span><text:span text:style-name="T4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9">
          <table:table-cell table:style-name="TableCell020900" table:number-columns-spanned="5">
            <text:p text:style-name="P48"><text:span text:style-name="T43"/></text:p>
          </table:table-cell>
          <table:covered-table-cell/>
          <table:covered-table-cell/>
          <table:covered-table-cell/>
          <table:covered-table-cell/>
          <table:table-cell table:style-name="TableCell020905" table:number-columns-spanned="2">
            <text:p text:style-name="P49"><text:span text:style-name="T44">{kota} , {tanggal}</text:span><text:span text:style-name="T45"/></text:p>
          </table:table-cell>
          <table:covered-table-cell/>
        </table:table-row>
        <table:table-row table:style-name="TableRow0210">
          <table:table-cell table:style-name="TableCell021000" table:number-columns-spanned="5">
            <text:p text:style-name="P52"><text:span text:style-name="T46">Penyetor :</text:span><text:span text:style-name="T47"/></text:p>
          </table:table-cell>
          <table:covered-table-cell/>
          <table:covered-table-cell/>
          <table:covered-table-cell/>
          <table:covered-table-cell/>
          <table:table-cell table:style-name="TableCell021005" table:number-columns-spanned="2">
            <text:p text:style-name="P52"><text:span text:style-name="T48">A.n {jabatan} {badan}</text:span><text:span text:style-name="T49"><text:line-break/></text:span><text:span text:style-name="T50"/></text:p>
          </table:table-cell>
          <table:covered-table-cell/>
        </table:table-row>
        <table:table-row table:style-name="TableRow0211">
          <table:table-cell table:style-name="TableCell021100" table:number-columns-spanned="5">
            <text:p text:style-name="P55"><text:span text:style-name="T50"/></text:p>
          </table:table-cell>
          <table:covered-table-cell/>
          <table:covered-table-cell/>
          <table:covered-table-cell/>
          <table:covered-table-cell/>
          <table:table-cell table:style-name="TableCell021105">
            <text:p text:style-name="P56"><text:span text:style-name="T51"><text:s text:c="5"/></text:span><text:span text:style-name="T52"/></text:p>
          </table:table-cell>
          <table:table-cell table:style-name="TableCell021106">
            <text:p text:style-name="P57"><text:span text:style-name="T53">{ttd}</text:span></text:p>
            <text:p text:style-name="P57"><text:span text:style-name="T54"/></text:p>
            <text:p text:style-name="P57"><text:span text:style-name="T54"/></text:p>
            <text:p text:style-name="P57"><text:span text:style-name="T54"/></text:p>
          </table:table-cell>
        </table:table-row>
        <table:table-row table:style-name="TableRow0212">
          <table:table-cell table:style-name="TableCell021200" table:number-columns-spanned="5">
            <text:p text:style-name="P60"><text:span text:style-name="T55">{n_pemohon}</text:span><text:span text:style-name="T56"/></text:p>
          </table:table-cell>
          <table:covered-table-cell/>
          <table:covered-table-cell/>
          <table:covered-table-cell/>
          <table:covered-table-cell/>
          <table:table-cell table:style-name="TableCell021205" table:number-columns-spanned="2">
            <text:p text:style-name="P60"><text:span text:style-name="T57">{nama_pejabat}</text:span><text:span text:style-name="T58"><text:line-break/>NIP. {nip_pejabat}</text:span><text:span text:style-name="T59"/></text:p>
          </table:table-cell>
          <table:covered-table-cell/>
        </table:table-row>
      </table:table>
      <text:p text:style-name="P62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